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anodrop Res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Sample ID</text:p>
          </table:table-cell>
          <table:table-cell office:value-type="string">
            <text:p>ng/ul </text:p>
          </table:table-cell>
          <table:table-cell office:value-type="string">
            <text:p>A260 </text:p>
          </table:table-cell>
          <table:table-cell office:value-type="string">
            <text:p>A280 </text:p>
          </table:table-cell>
          <table:table-cell office:value-type="string">
            <text:p>260/280 </text:p>
          </table:table-cell>
          <table:table-cell office:value-type="string">
            <text:p>260/230 </text:p>
          </table:table-cell>
          <table:table-cell office:value-type="string">
            <text:p>Avg ng/ul </text:p>
          </table:table-cell>
          <table:table-cell office:value-type="string">
            <text:p>SD ng/ul </text:p>
          </table:table-cell>
          <table:table-cell office:value-type="string">
            <text:p>Avg 260/280 </text:p>
          </table:table-cell>
          <table:table-cell office:value-type="string">
            <text:p>Avg 260/230 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307.93">
            <text:p>307.93</text:p>
          </table:table-cell>
          <table:table-cell office:value-type="float" office:value="6.159">
            <text:p>6.159</text:p>
          </table:table-cell>
          <table:table-cell office:value-type="float" office:value="3.247">
            <text:p>3.247</text:p>
          </table:table-cell>
          <table:table-cell office:value-type="float" office:value="1.9">
            <text:p>1.9</text:p>
          </table:table-cell>
          <table:table-cell office:value-type="float" office:value="1.97">
            <text:p>1.97</text:p>
          </table:table-cell>
          <table:table-cell table:formula="of:=AVERAGE([.B2:.B3])" office:value-type="float" office:value="305.03">
            <text:p>305.03</text:p>
          </table:table-cell>
          <table:table-cell table:formula="of:=STDEV([.B2:.B3])" office:value-type="float" office:value="4.10121933088198">
            <text:p>4.1012193309</text:p>
          </table:table-cell>
          <table:table-cell table:formula="of:=AVERAGE([.E2:.E3])" office:value-type="float" office:value="1.895">
            <text:p>1.895</text:p>
          </table:table-cell>
          <table:table-cell table:formula="of:=AVERAGE([.F2:.F3])" office:value-type="float" office:value="1.96">
            <text:p>1.96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302.13">
            <text:p>302.13</text:p>
          </table:table-cell>
          <table:table-cell office:value-type="float" office:value="6.043">
            <text:p>6.043</text:p>
          </table:table-cell>
          <table:table-cell office:value-type="float" office:value="3.191">
            <text:p>3.191</text:p>
          </table:table-cell>
          <table:table-cell office:value-type="float" office:value="1.89">
            <text:p>1.89</text:p>
          </table:table-cell>
          <table:table-cell office:value-type="float" office:value="1.95">
            <text:p>1.95</text:p>
          </table:table-cell>
          <table:table-cell table:number-columns-repeated="4"/>
        </table:table-row>
        <table:table-row table:style-name="ro2">
          <table:table-cell office:value-type="string">
            <text:p>A3</text:p>
          </table:table-cell>
          <table:table-cell office:value-type="float" office:value="561.06">
            <text:p>561.06</text:p>
          </table:table-cell>
          <table:table-cell office:value-type="float" office:value="11.221">
            <text:p>11.221</text:p>
          </table:table-cell>
          <table:table-cell office:value-type="float" office:value="6.033">
            <text:p>6.033</text:p>
          </table:table-cell>
          <table:table-cell office:value-type="float" office:value="1.86">
            <text:p>1.86</text:p>
          </table:table-cell>
          <table:table-cell office:value-type="float" office:value="2.15">
            <text:p>2.15</text:p>
          </table:table-cell>
          <table:table-cell table:formula="of:=AVERAGE([.B4:.B5])" office:value-type="float" office:value="563.965">
            <text:p>563.965</text:p>
          </table:table-cell>
          <table:table-cell table:formula="of:=STDEV([.B4:.B5])" office:value-type="float" office:value="4.10829039869388">
            <text:p>4.1082903987</text:p>
          </table:table-cell>
          <table:table-cell table:formula="of:=AVERAGE([.E4:.E5])" office:value-type="float" office:value="1.86">
            <text:p>1.86</text:p>
          </table:table-cell>
          <table:table-cell table:formula="of:=AVERAGE([.F4:.F5])" office:value-type="float" office:value="2.15">
            <text:p>2.15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566.87">
            <text:p>566.87</text:p>
          </table:table-cell>
          <table:table-cell office:value-type="float" office:value="11.337">
            <text:p>11.337</text:p>
          </table:table-cell>
          <table:table-cell office:value-type="float" office:value="6.099">
            <text:p>6.099</text:p>
          </table:table-cell>
          <table:table-cell office:value-type="float" office:value="1.86">
            <text:p>1.86</text:p>
          </table:table-cell>
          <table:table-cell office:value-type="float" office:value="2.15">
            <text:p>2.15</text:p>
          </table:table-cell>
          <table:table-cell table:number-columns-repeated="4"/>
        </table:table-row>
        <table:table-row table:style-name="ro2">
          <table:table-cell office:value-type="string">
            <text:p>A4</text:p>
          </table:table-cell>
          <table:table-cell office:value-type="float" office:value="1828.04">
            <text:p>1828.04</text:p>
          </table:table-cell>
          <table:table-cell office:value-type="float" office:value="36.561">
            <text:p>36.561</text:p>
          </table:table-cell>
          <table:table-cell office:value-type="float" office:value="17.856">
            <text:p>17.856</text:p>
          </table:table-cell>
          <table:table-cell office:value-type="float" office:value="2.05">
            <text:p>2.05</text:p>
          </table:table-cell>
          <table:table-cell office:value-type="float" office:value="2.14">
            <text:p>2.14</text:p>
          </table:table-cell>
          <table:table-cell table:formula="of:=AVERAGE([.B6:.B7])" office:value-type="float" office:value="1828.695">
            <text:p>1828.695</text:p>
          </table:table-cell>
          <table:table-cell table:formula="of:=STDEV([.B6:.B7])" office:value-type="float" office:value="0.926309883354339">
            <text:p>0.9263098834</text:p>
          </table:table-cell>
          <table:table-cell table:formula="of:=AVERAGE([.E6:.E7])" office:value-type="float" office:value="2.045">
            <text:p>2.045</text:p>
          </table:table-cell>
          <table:table-cell table:formula="of:=AVERAGE([.F6:.F7])" office:value-type="float" office:value="2.14">
            <text:p>2.14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1829.35">
            <text:p>1829.35</text:p>
          </table:table-cell>
          <table:table-cell office:value-type="float" office:value="36.587">
            <text:p>36.587</text:p>
          </table:table-cell>
          <table:table-cell office:value-type="float" office:value="17.911">
            <text:p>17.911</text:p>
          </table:table-cell>
          <table:table-cell office:value-type="float" office:value="2.04">
            <text:p>2.04</text:p>
          </table:table-cell>
          <table:table-cell office:value-type="float" office:value="2.14">
            <text:p>2.14</text:p>
          </table:table-cell>
          <table:table-cell table:number-columns-repeated="4"/>
        </table:table-row>
        <table:table-row table:style-name="ro2">
          <table:table-cell office:value-type="string">
            <text:p>A5</text:p>
          </table:table-cell>
          <table:table-cell office:value-type="float" office:value="539.27">
            <text:p>539.27</text:p>
          </table:table-cell>
          <table:table-cell office:value-type="float" office:value="10.785">
            <text:p>10.785</text:p>
          </table:table-cell>
          <table:table-cell office:value-type="float" office:value="5.82">
            <text:p>5.82</text:p>
          </table:table-cell>
          <table:table-cell office:value-type="float" office:value="1.85">
            <text:p>1.85</text:p>
          </table:table-cell>
          <table:table-cell office:value-type="float" office:value="1.98">
            <text:p>1.98</text:p>
          </table:table-cell>
          <table:table-cell table:formula="of:=AVERAGE([.B8:.B9])" office:value-type="float" office:value="525.595">
            <text:p>525.595</text:p>
          </table:table-cell>
          <table:table-cell table:formula="of:=STDEV([.B8:.B9])" office:value-type="float" office:value="19.3393704654521">
            <text:p>19.3393704655</text:p>
          </table:table-cell>
          <table:table-cell table:formula="of:=AVERAGE([.E8:.E9])" office:value-type="float" office:value="1.885">
            <text:p>1.885</text:p>
          </table:table-cell>
          <table:table-cell table:formula="of:=AVERAGE([.F8:.F9])" office:value-type="float" office:value="2.09">
            <text:p>2.09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511.92">
            <text:p>511.92</text:p>
          </table:table-cell>
          <table:table-cell office:value-type="float" office:value="10.238">
            <text:p>10.238</text:p>
          </table:table-cell>
          <table:table-cell office:value-type="float" office:value="5.343">
            <text:p>5.343</text:p>
          </table:table-cell>
          <table:table-cell office:value-type="float" office:value="1.92">
            <text:p>1.92</text:p>
          </table:table-cell>
          <table:table-cell office:value-type="float" office:value="2.2">
            <text:p>2.2</text:p>
          </table:table-cell>
          <table:table-cell table:number-columns-repeated="4"/>
        </table:table-row>
        <table:table-row table:style-name="ro2">
          <table:table-cell office:value-type="string">
            <text:p>A6</text:p>
          </table:table-cell>
          <table:table-cell office:value-type="float" office:value="152.54">
            <text:p>152.54</text:p>
          </table:table-cell>
          <table:table-cell office:value-type="float" office:value="3.051">
            <text:p>3.051</text:p>
          </table:table-cell>
          <table:table-cell office:value-type="float" office:value="1.639">
            <text:p>1.639</text:p>
          </table:table-cell>
          <table:table-cell office:value-type="float" office:value="1.86">
            <text:p>1.86</text:p>
          </table:table-cell>
          <table:table-cell office:value-type="float" office:value="1.88">
            <text:p>1.88</text:p>
          </table:table-cell>
          <table:table-cell table:formula="of:=AVERAGE([.B10:.B11])" office:value-type="float" office:value="149.905">
            <text:p>149.905</text:p>
          </table:table-cell>
          <table:table-cell table:formula="of:=STDEV([.B10:.B11])" office:value-type="float" office:value="3.72645273685309">
            <text:p>3.7264527369</text:p>
          </table:table-cell>
          <table:table-cell table:formula="of:=AVERAGE([.E10:.E11])" office:value-type="float" office:value="1.84">
            <text:p>1.84</text:p>
          </table:table-cell>
          <table:table-cell table:formula="of:=AVERAGE([.F10:.F11])" office:value-type="float" office:value="1.86">
            <text:p>1.86</text:p>
          </table:table-cell>
        </table:table-row>
        <table:table-row table:style-name="ro2">
          <table:table-cell office:value-type="string">
            <text:p>A6</text:p>
          </table:table-cell>
          <table:table-cell office:value-type="float" office:value="147.27">
            <text:p>147.27</text:p>
          </table:table-cell>
          <table:table-cell office:value-type="float" office:value="2.945">
            <text:p>2.945</text:p>
          </table:table-cell>
          <table:table-cell office:value-type="float" office:value="1.617">
            <text:p>1.617</text:p>
          </table:table-cell>
          <table:table-cell office:value-type="float" office:value="1.82">
            <text:p>1.82</text:p>
          </table:table-cell>
          <table:table-cell office:value-type="float" office:value="1.84">
            <text:p>1.84</text:p>
          </table:table-cell>
          <table:table-cell table:number-columns-repeated="4"/>
        </table:table-row>
        <table:table-row table:style-name="ro2">
          <table:table-cell office:value-type="string">
            <text:p>A7</text:p>
          </table:table-cell>
          <table:table-cell office:value-type="float" office:value="2977.8">
            <text:p>2977.8</text:p>
          </table:table-cell>
          <table:table-cell office:value-type="float" office:value="59.556">
            <text:p>59.556</text:p>
          </table:table-cell>
          <table:table-cell office:value-type="float" office:value="37.023">
            <text:p>37.023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table:formula="of:=AVERAGE([.B12:.B13])" office:value-type="float" office:value="3066.085">
            <text:p>3066.085</text:p>
          </table:table-cell>
          <table:table-cell table:formula="of:=STDEV([.B12:.B13])" office:value-type="float" office:value="124.853844354109">
            <text:p>124.8538443541</text:p>
          </table:table-cell>
          <table:table-cell table:formula="of:=AVERAGE([.E12:.E13])" office:value-type="float" office:value="1.62">
            <text:p>1.62</text:p>
          </table:table-cell>
          <table:table-cell table:formula="of:=AVERAGE([.F12:.F13])" office:value-type="float" office:value="1.595">
            <text:p>1.595</text:p>
          </table:table-cell>
        </table:table-row>
        <table:table-row table:style-name="ro2">
          <table:table-cell office:value-type="string">
            <text:p>A7</text:p>
          </table:table-cell>
          <table:table-cell office:value-type="float" office:value="3154.37">
            <text:p>3154.37</text:p>
          </table:table-cell>
          <table:table-cell office:value-type="float" office:value="63.087">
            <text:p>63.087</text:p>
          </table:table-cell>
          <table:table-cell office:value-type="float" office:value="38.79">
            <text:p>38.79</text:p>
          </table:table-cell>
          <table:table-cell office:value-type="float" office:value="1.63">
            <text:p>1.63</text:p>
          </table:table-cell>
          <table:table-cell office:value-type="float" office:value="1.6">
            <text:p>1.6</text:p>
          </table:table-cell>
          <table:table-cell table:number-columns-repeated="4"/>
        </table:table-row>
        <table:table-row table:style-name="ro2">
          <table:table-cell office:value-type="string">
            <text:p>A8</text:p>
          </table:table-cell>
          <table:table-cell office:value-type="float" office:value="1.58">
            <text:p>1.58</text:p>
          </table:table-cell>
          <table:table-cell office:value-type="float" office:value="0.032">
            <text:p>0.032</text:p>
          </table:table-cell>
          <table:table-cell office:value-type="float" office:value="0.026">
            <text:p>0.026</text:p>
          </table:table-cell>
          <table:table-cell office:value-type="float" office:value="1.19">
            <text:p>1.19</text:p>
          </table:table-cell>
          <table:table-cell office:value-type="float" office:value="0.11">
            <text:p>0.11</text:p>
          </table:table-cell>
          <table:table-cell table:formula="of:=AVERAGE([.B14:.B15])" office:value-type="float" office:value="1.72">
            <text:p>1.72</text:p>
          </table:table-cell>
          <table:table-cell table:formula="of:=STDEV([.B14:.B15])" office:value-type="float" office:value="0.197989898732233">
            <text:p>0.1979898987</text:p>
          </table:table-cell>
          <table:table-cell table:formula="of:=AVERAGE([.E14:.E15])" office:value-type="float" office:value="2.56">
            <text:p>2.56</text:p>
          </table:table-cell>
          <table:table-cell table:formula="of:=AVERAGE([.F14:.F15])" office:value-type="float" office:value="0.12">
            <text:p>0.12</text:p>
          </table:table-cell>
        </table:table-row>
        <table:table-row table:style-name="ro2">
          <table:table-cell office:value-type="string">
            <text:p>A8</text:p>
          </table:table-cell>
          <table:table-cell office:value-type="float" office:value="1.86">
            <text:p>1.86</text:p>
          </table:table-cell>
          <table:table-cell office:value-type="float" office:value="0.037">
            <text:p>0.037</text:p>
          </table:table-cell>
          <table:table-cell office:value-type="float" office:value="0.009">
            <text:p>0.009</text:p>
          </table:table-cell>
          <table:table-cell office:value-type="float" office:value="3.93">
            <text:p>3.93</text:p>
          </table:table-cell>
          <table:table-cell office:value-type="float" office:value="0.13">
            <text:p>0.13</text:p>
          </table:table-cell>
          <table:table-cell table:number-columns-repeated="4"/>
        </table:table-row>
        <table:table-row table:style-name="ro2">
          <table:table-cell office:value-type="string">
            <text:p>B2</text:p>
          </table:table-cell>
          <table:table-cell office:value-type="float" office:value="13.63">
            <text:p>13.63</text:p>
          </table:table-cell>
          <table:table-cell office:value-type="float" office:value="0.273">
            <text:p>0.273</text:p>
          </table:table-cell>
          <table:table-cell office:value-type="float" office:value="0.152">
            <text:p>0.152</text:p>
          </table:table-cell>
          <table:table-cell office:value-type="float" office:value="1.79">
            <text:p>1.79</text:p>
          </table:table-cell>
          <table:table-cell office:value-type="float" office:value="0.59">
            <text:p>0.59</text:p>
          </table:table-cell>
          <table:table-cell table:formula="of:=AVERAGE([.B16:.B17])" office:value-type="float" office:value="13.845">
            <text:p>13.845</text:p>
          </table:table-cell>
          <table:table-cell table:formula="of:=STDEV([.B16:.B17])" office:value-type="float" office:value="0.304055915910215">
            <text:p>0.3040559159</text:p>
          </table:table-cell>
          <table:table-cell table:formula="of:=AVERAGE([.E16:.E17])" office:value-type="float" office:value="1.77">
            <text:p>1.77</text:p>
          </table:table-cell>
          <table:table-cell table:formula="of:=AVERAGE([.F16:.F17])" office:value-type="float" office:value="0.58">
            <text:p>0.58</text:p>
          </table:table-cell>
        </table:table-row>
        <table:table-row table:style-name="ro2">
          <table:table-cell office:value-type="string">
            <text:p>B2</text:p>
          </table:table-cell>
          <table:table-cell office:value-type="float" office:value="14.06">
            <text:p>14.06</text:p>
          </table:table-cell>
          <table:table-cell office:value-type="float" office:value="0.281">
            <text:p>0.281</text:p>
          </table:table-cell>
          <table:table-cell office:value-type="float" office:value="0.16">
            <text:p>0.16</text:p>
          </table:table-cell>
          <table:table-cell office:value-type="float" office:value="1.75">
            <text:p>1.75</text:p>
          </table:table-cell>
          <table:table-cell office:value-type="float" office:value="0.57">
            <text:p>0.57</text:p>
          </table:table-cell>
          <table:table-cell table:number-columns-repeated="4"/>
        </table:table-row>
        <table:table-row table:style-name="ro2">
          <table:table-cell office:value-type="string">
            <text:p>B3</text:p>
          </table:table-cell>
          <table:table-cell office:value-type="float" office:value="3302.01">
            <text:p>3302.01</text:p>
          </table:table-cell>
          <table:table-cell office:value-type="float" office:value="66.04">
            <text:p>66.04</text:p>
          </table:table-cell>
          <table:table-cell office:value-type="float" office:value="32.399">
            <text:p>32.399</text:p>
          </table:table-cell>
          <table:table-cell office:value-type="float" office:value="2.04">
            <text:p>2.04</text:p>
          </table:table-cell>
          <table:table-cell office:value-type="float" office:value="2.05">
            <text:p>2.05</text:p>
          </table:table-cell>
          <table:table-cell table:formula="of:=AVERAGE([.B18:.B19])" office:value-type="float" office:value="3337.56">
            <text:p>3337.56</text:p>
          </table:table-cell>
          <table:table-cell table:formula="of:=STDEV([.B18:.B19])" office:value-type="float" office:value="50.2752921423635">
            <text:p>50.2752921424</text:p>
          </table:table-cell>
          <table:table-cell table:formula="of:=AVERAGE([.E18:.E19])" office:value-type="float" office:value="2.05">
            <text:p>2.05</text:p>
          </table:table-cell>
          <table:table-cell table:formula="of:=AVERAGE([.F18:.F19])" office:value-type="float" office:value="2.145">
            <text:p>2.145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float" office:value="3373.11">
            <text:p>3373.11</text:p>
          </table:table-cell>
          <table:table-cell office:value-type="float" office:value="67.462">
            <text:p>67.462</text:p>
          </table:table-cell>
          <table:table-cell office:value-type="float" office:value="32.769">
            <text:p>32.769</text:p>
          </table:table-cell>
          <table:table-cell office:value-type="float" office:value="2.06">
            <text:p>2.06</text:p>
          </table:table-cell>
          <table:table-cell office:value-type="float" office:value="2.24">
            <text:p>2.24</text:p>
          </table:table-cell>
          <table:table-cell table:number-columns-repeated="4"/>
        </table:table-row>
        <table:table-row table:style-name="ro2">
          <table:table-cell office:value-type="string">
            <text:p>B4</text:p>
          </table:table-cell>
          <table:table-cell office:value-type="float" office:value="2468.19">
            <text:p>2468.19</text:p>
          </table:table-cell>
          <table:table-cell office:value-type="float" office:value="49.364">
            <text:p>49.364</text:p>
          </table:table-cell>
          <table:table-cell office:value-type="float" office:value="24.367">
            <text:p>24.367</text:p>
          </table:table-cell>
          <table:table-cell office:value-type="float" office:value="2.03">
            <text:p>2.03</text:p>
          </table:table-cell>
          <table:table-cell office:value-type="float" office:value="2.11">
            <text:p>2.11</text:p>
          </table:table-cell>
          <table:table-cell table:formula="of:=AVERAGE([.B20:.B21])" office:value-type="float" office:value="2470.085">
            <text:p>2470.085</text:p>
          </table:table-cell>
          <table:table-cell table:formula="of:=STDEV([.B20:.B21])" office:value-type="float" office:value="2.67993470069699">
            <text:p>2.6799347007</text:p>
          </table:table-cell>
          <table:table-cell table:formula="of:=AVERAGE([.E20:.E21])" office:value-type="float" office:value="2.03">
            <text:p>2.03</text:p>
          </table:table-cell>
          <table:table-cell table:formula="of:=AVERAGE([.F20:.F21])" office:value-type="float" office:value="2.12">
            <text:p>2.12</text:p>
          </table:table-cell>
        </table:table-row>
        <table:table-row table:style-name="ro2">
          <table:table-cell office:value-type="string">
            <text:p>B4</text:p>
          </table:table-cell>
          <table:table-cell office:value-type="float" office:value="2471.98">
            <text:p>2471.98</text:p>
          </table:table-cell>
          <table:table-cell office:value-type="float" office:value="49.44">
            <text:p>49.44</text:p>
          </table:table-cell>
          <table:table-cell office:value-type="float" office:value="24.341">
            <text:p>24.341</text:p>
          </table:table-cell>
          <table:table-cell office:value-type="float" office:value="2.03">
            <text:p>2.03</text:p>
          </table:table-cell>
          <table:table-cell office:value-type="float" office:value="2.13">
            <text:p>2.13</text:p>
          </table:table-cell>
          <table:table-cell table:number-columns-repeated="4"/>
        </table:table-row>
        <table:table-row table:style-name="ro2">
          <table:table-cell office:value-type="string">
            <text:p>B5</text:p>
          </table:table-cell>
          <table:table-cell office:value-type="float" office:value="303.51">
            <text:p>303.51</text:p>
          </table:table-cell>
          <table:table-cell office:value-type="float" office:value="6.07">
            <text:p>6.07</text:p>
          </table:table-cell>
          <table:table-cell office:value-type="float" office:value="3.211">
            <text:p>3.211</text:p>
          </table:table-cell>
          <table:table-cell office:value-type="float" office:value="1.89">
            <text:p>1.89</text:p>
          </table:table-cell>
          <table:table-cell office:value-type="float" office:value="2.06">
            <text:p>2.06</text:p>
          </table:table-cell>
          <table:table-cell table:formula="of:=AVERAGE([.B22:.B23])" office:value-type="float" office:value="307.145">
            <text:p>307.145</text:p>
          </table:table-cell>
          <table:table-cell table:formula="of:=STDEV([.B22:.B23])" office:value-type="float" office:value="5.14066629922619">
            <text:p>5.1406662992</text:p>
          </table:table-cell>
          <table:table-cell table:formula="of:=AVERAGE([.E22:.E23])" office:value-type="float" office:value="1.9">
            <text:p>1.9</text:p>
          </table:table-cell>
          <table:table-cell table:formula="of:=AVERAGE([.F22:.F23])" office:value-type="float" office:value="2.065">
            <text:p>2.065</text:p>
          </table:table-cell>
        </table:table-row>
        <table:table-row table:style-name="ro2">
          <table:table-cell office:value-type="string">
            <text:p>B5</text:p>
          </table:table-cell>
          <table:table-cell office:value-type="float" office:value="310.78">
            <text:p>310.78</text:p>
          </table:table-cell>
          <table:table-cell office:value-type="float" office:value="6.216">
            <text:p>6.216</text:p>
          </table:table-cell>
          <table:table-cell office:value-type="float" office:value="3.253">
            <text:p>3.253</text:p>
          </table:table-cell>
          <table:table-cell office:value-type="float" office:value="1.91">
            <text:p>1.91</text:p>
          </table:table-cell>
          <table:table-cell office:value-type="float" office:value="2.07">
            <text:p>2.07</text:p>
          </table:table-cell>
          <table:table-cell table:number-columns-repeated="4"/>
        </table:table-row>
        <table:table-row table:style-name="ro2">
          <table:table-cell office:value-type="string">
            <text:p>B6</text:p>
          </table:table-cell>
          <table:table-cell office:value-type="float" office:value="26.46">
            <text:p>26.46</text:p>
          </table:table-cell>
          <table:table-cell office:value-type="float" office:value="0.529">
            <text:p>0.529</text:p>
          </table:table-cell>
          <table:table-cell office:value-type="float" office:value="0.293">
            <text:p>0.293</text:p>
          </table:table-cell>
          <table:table-cell office:value-type="float" office:value="1.81">
            <text:p>1.81</text:p>
          </table:table-cell>
          <table:table-cell office:value-type="float" office:value="0.87">
            <text:p>0.87</text:p>
          </table:table-cell>
          <table:table-cell table:formula="of:=AVERAGE([.B24:.B25])" office:value-type="float" office:value="26.815">
            <text:p>26.815</text:p>
          </table:table-cell>
          <table:table-cell table:formula="of:=STDEV([.B24:.B25])" office:value-type="float" office:value="0.502045814642449">
            <text:p>0.5020458146</text:p>
          </table:table-cell>
          <table:table-cell table:formula="of:=AVERAGE([.E24:.E25])" office:value-type="float" office:value="1.82">
            <text:p>1.82</text:p>
          </table:table-cell>
          <table:table-cell table:formula="of:=AVERAGE([.F24:.F25])" office:value-type="float" office:value="0.87">
            <text:p>0.87</text:p>
          </table:table-cell>
        </table:table-row>
        <table:table-row table:style-name="ro2">
          <table:table-cell office:value-type="string">
            <text:p>B6</text:p>
          </table:table-cell>
          <table:table-cell office:value-type="float" office:value="27.17">
            <text:p>27.17</text:p>
          </table:table-cell>
          <table:table-cell office:value-type="float" office:value="0.543">
            <text:p>0.543</text:p>
          </table:table-cell>
          <table:table-cell office:value-type="float" office:value="0.296">
            <text:p>0.296</text:p>
          </table:table-cell>
          <table:table-cell office:value-type="float" office:value="1.83">
            <text:p>1.83</text:p>
          </table:table-cell>
          <table:table-cell office:value-type="float" office:value="0.87">
            <text:p>0.87</text:p>
          </table:table-cell>
          <table:table-cell table:number-columns-repeated="4"/>
        </table:table-row>
        <table:table-row table:style-name="ro2">
          <table:table-cell office:value-type="string">
            <text:p>B7</text:p>
          </table:table-cell>
          <table:table-cell office:value-type="float" office:value="151.87">
            <text:p>151.87</text:p>
          </table:table-cell>
          <table:table-cell office:value-type="float" office:value="3.037">
            <text:p>3.037</text:p>
          </table:table-cell>
          <table:table-cell office:value-type="float" office:value="1.699">
            <text:p>1.699</text:p>
          </table:table-cell>
          <table:table-cell office:value-type="float" office:value="1.79">
            <text:p>1.79</text:p>
          </table:table-cell>
          <table:table-cell office:value-type="float" office:value="1.67">
            <text:p>1.67</text:p>
          </table:table-cell>
          <table:table-cell table:formula="of:=AVERAGE([.B26:.B27])" office:value-type="float" office:value="152.83">
            <text:p>152.83</text:p>
          </table:table-cell>
          <table:table-cell table:formula="of:=STDEV([.B26:.B27])" office:value-type="float" office:value="1.35764501987816">
            <text:p>1.3576450199</text:p>
          </table:table-cell>
          <table:table-cell table:formula="of:=AVERAGE([.E26:.E27])" office:value-type="float" office:value="1.78">
            <text:p>1.78</text:p>
          </table:table-cell>
          <table:table-cell table:formula="of:=AVERAGE([.F26:.F27])" office:value-type="float" office:value="1.665">
            <text:p>1.665</text:p>
          </table:table-cell>
        </table:table-row>
        <table:table-row table:style-name="ro2">
          <table:table-cell office:value-type="string">
            <text:p>B7</text:p>
          </table:table-cell>
          <table:table-cell office:value-type="float" office:value="153.79">
            <text:p>153.79</text:p>
          </table:table-cell>
          <table:table-cell office:value-type="float" office:value="3.076">
            <text:p>3.076</text:p>
          </table:table-cell>
          <table:table-cell office:value-type="float" office:value="1.742">
            <text:p>1.742</text:p>
          </table:table-cell>
          <table:table-cell office:value-type="float" office:value="1.77">
            <text:p>1.77</text:p>
          </table:table-cell>
          <table:table-cell office:value-type="float" office:value="1.66">
            <text:p>1.66</text:p>
          </table:table-cell>
          <table:table-cell table:number-columns-repeated="4"/>
        </table:table-row>
        <table:table-row table:style-name="ro2">
          <table:table-cell office:value-type="string">
            <text:p>B8</text:p>
          </table:table-cell>
          <table:table-cell office:value-type="float" office:value="9.2">
            <text:p>9.2</text:p>
          </table:table-cell>
          <table:table-cell office:value-type="float" office:value="0.184">
            <text:p>0.184</text:p>
          </table:table-cell>
          <table:table-cell office:value-type="float" office:value="0.08">
            <text:p>0.08</text:p>
          </table:table-cell>
          <table:table-cell office:value-type="float" office:value="2.31">
            <text:p>2.31</text:p>
          </table:table-cell>
          <table:table-cell office:value-type="float" office:value="0.33">
            <text:p>0.33</text:p>
          </table:table-cell>
          <table:table-cell table:formula="of:=AVERAGE([.B28:.B29])" office:value-type="float" office:value="6.885">
            <text:p>6.885</text:p>
          </table:table-cell>
          <table:table-cell table:formula="of:=STDEV([.B28:.B29])" office:value-type="float" office:value="3.27390439689371">
            <text:p>3.2739043969</text:p>
          </table:table-cell>
          <table:table-cell table:formula="of:=AVERAGE([.E28:.E29])" office:value-type="float" office:value="1.935">
            <text:p>1.935</text:p>
          </table:table-cell>
          <table:table-cell table:formula="of:=AVERAGE([.F28:.F29])" office:value-type="float" office:value="0.295">
            <text:p>0.295</text:p>
          </table:table-cell>
        </table:table-row>
        <table:table-row table:style-name="ro2">
          <table:table-cell office:value-type="string">
            <text:p>B8</text:p>
          </table:table-cell>
          <table:table-cell office:value-type="float" office:value="4.57">
            <text:p>4.57</text:p>
          </table:table-cell>
          <table:table-cell office:value-type="float" office:value="0.091">
            <text:p>0.091</text:p>
          </table:table-cell>
          <table:table-cell office:value-type="float" office:value="0.059">
            <text:p>0.059</text:p>
          </table:table-cell>
          <table:table-cell office:value-type="float" office:value="1.56">
            <text:p>1.56</text:p>
          </table:table-cell>
          <table:table-cell office:value-type="float" office:value="0.26">
            <text:p>0.26</text:p>
          </table:table-cell>
          <table:table-cell table:number-columns-repeated="4"/>
        </table:table-row>
      </table:table>
      <table:table table:name="Calcs" table:style-name="ta1">
        <table:table-column table:style-name="co5" table:number-columns-repeated="5" table:default-cell-style-name="Default"/>
        <table:table-row table:style-name="ro1">
          <table:table-cell office:value-type="string">
            <text:p>Sample ID</text:p>
          </table:table-cell>
          <table:table-cell office:value-type="string">
            <text:p>Avg ng/ul </text:p>
          </table:table-cell>
          <table:table-cell office:value-type="string">
            <text:p>SD ng/ul </text:p>
          </table:table-cell>
          <table:table-cell office:value-type="string">
            <text:p>Avg 260/280 </text:p>
          </table:table-cell>
          <table:table-cell office:value-type="string">
            <text:p>Avg 260/230 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305.03">
            <text:p>305.03</text:p>
          </table:table-cell>
          <table:table-cell office:value-type="float" office:value="4.10121933088198">
            <text:p>4.1012193309</text:p>
          </table:table-cell>
          <table:table-cell office:value-type="float" office:value="1.895">
            <text:p>1.895</text:p>
          </table:table-cell>
          <table:table-cell office:value-type="float" office:value="1.96">
            <text:p>1.96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563.965">
            <text:p>563.965</text:p>
          </table:table-cell>
          <table:table-cell office:value-type="float" office:value="4.10829039869388">
            <text:p>4.1082903987</text:p>
          </table:table-cell>
          <table:table-cell office:value-type="float" office:value="1.86">
            <text:p>1.86</text:p>
          </table:table-cell>
          <table:table-cell office:value-type="float" office:value="2.15">
            <text:p>2.15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1828.695">
            <text:p>1828.695</text:p>
          </table:table-cell>
          <table:table-cell office:value-type="float" office:value="0.926309883354339">
            <text:p>0.9263098834</text:p>
          </table:table-cell>
          <table:table-cell office:value-type="float" office:value="2.045">
            <text:p>2.045</text:p>
          </table:table-cell>
          <table:table-cell office:value-type="float" office:value="2.14">
            <text:p>2.14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525.595">
            <text:p>525.595</text:p>
          </table:table-cell>
          <table:table-cell office:value-type="float" office:value="19.3393704654521">
            <text:p>19.3393704655</text:p>
          </table:table-cell>
          <table:table-cell office:value-type="float" office:value="1.885">
            <text:p>1.885</text:p>
          </table:table-cell>
          <table:table-cell office:value-type="float" office:value="2.09">
            <text:p>2.09</text:p>
          </table:table-cell>
        </table:table-row>
        <table:table-row table:style-name="ro2">
          <table:table-cell office:value-type="string">
            <text:p>A6</text:p>
          </table:table-cell>
          <table:table-cell office:value-type="float" office:value="149.905">
            <text:p>149.905</text:p>
          </table:table-cell>
          <table:table-cell office:value-type="float" office:value="3.72645273685309">
            <text:p>3.7264527369</text:p>
          </table:table-cell>
          <table:table-cell office:value-type="float" office:value="1.84">
            <text:p>1.84</text:p>
          </table:table-cell>
          <table:table-cell office:value-type="float" office:value="1.86">
            <text:p>1.86</text:p>
          </table:table-cell>
        </table:table-row>
        <table:table-row table:style-name="ro2">
          <table:table-cell office:value-type="string">
            <text:p>A7</text:p>
          </table:table-cell>
          <table:table-cell office:value-type="float" office:value="3066.085">
            <text:p>3066.085</text:p>
          </table:table-cell>
          <table:table-cell office:value-type="float" office:value="124.853844354109">
            <text:p>124.8538443541</text:p>
          </table:table-cell>
          <table:table-cell office:value-type="float" office:value="1.62">
            <text:p>1.62</text:p>
          </table:table-cell>
          <table:table-cell office:value-type="float" office:value="1.595">
            <text:p>1.595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float" office:value="3337.56">
            <text:p>3337.56</text:p>
          </table:table-cell>
          <table:table-cell office:value-type="float" office:value="50.2752921423635">
            <text:p>50.2752921424</text:p>
          </table:table-cell>
          <table:table-cell office:value-type="float" office:value="2.05">
            <text:p>2.05</text:p>
          </table:table-cell>
          <table:table-cell office:value-type="float" office:value="2.145">
            <text:p>2.145</text:p>
          </table:table-cell>
        </table:table-row>
        <table:table-row table:style-name="ro2">
          <table:table-cell office:value-type="string">
            <text:p>B4</text:p>
          </table:table-cell>
          <table:table-cell office:value-type="float" office:value="2470.085">
            <text:p>2470.085</text:p>
          </table:table-cell>
          <table:table-cell office:value-type="float" office:value="2.67993470069699">
            <text:p>2.6799347007</text:p>
          </table:table-cell>
          <table:table-cell office:value-type="float" office:value="2.03">
            <text:p>2.03</text:p>
          </table:table-cell>
          <table:table-cell office:value-type="float" office:value="2.12">
            <text:p>2.12</text:p>
          </table:table-cell>
        </table:table-row>
        <table:table-row table:style-name="ro2">
          <table:table-cell office:value-type="string">
            <text:p>B5</text:p>
          </table:table-cell>
          <table:table-cell office:value-type="float" office:value="307.145">
            <text:p>307.145</text:p>
          </table:table-cell>
          <table:table-cell office:value-type="float" office:value="5.14066629922619">
            <text:p>5.1406662992</text:p>
          </table:table-cell>
          <table:table-cell office:value-type="float" office:value="1.9">
            <text:p>1.9</text:p>
          </table:table-cell>
          <table:table-cell office:value-type="float" office:value="2.065">
            <text:p>2.065</text:p>
          </table:table-cell>
        </table:table-row>
        <table:table-row table:style-name="ro2">
          <table:table-cell office:value-type="string">
            <text:p>B7</text:p>
          </table:table-cell>
          <table:table-cell office:value-type="float" office:value="152.83">
            <text:p>152.83</text:p>
          </table:table-cell>
          <table:table-cell office:value-type="float" office:value="1.35764501987816">
            <text:p>1.3576450199</text:p>
          </table:table-cell>
          <table:table-cell office:value-type="float" office:value="1.78">
            <text:p>1.78</text:p>
          </table:table-cell>
          <table:table-cell office:value-type="float" office:value="1.665">
            <text:p>1.665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Cf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Vf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>
            <text:p>Ci</text:p>
          </table:table-cell>
          <table:table-cell office:value-type="string">
            <text:p>V</text:p>
          </table:table-cell>
          <table:table-cell office:value-type="string">
            <text:p>V (H2O)</text:p>
          </table:table-cell>
          <table:table-cell office:value-type="string">
            <text:p>V (dye)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305.03">
            <text:p>305.03</text:p>
          </table:table-cell>
          <table:table-cell table:formula="of:=([.$B$15]/[.$B19])*[.$B$16]" office:value-type="float" office:value="6.55673212470905">
            <text:p>6.5567321247</text:p>
          </table:table-cell>
          <table:table-cell table:formula="of:=10 - MIN([.C19]; 10)" office:value-type="float" office:value="3.44326787529095">
            <text:p>3.4432678753</text:p>
          </table:table-cell>
          <table:table-cell table:formula="of:=20 - (MAX(10;[.C19]))" office:value-type="float" office:value="10">
            <text:p>10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563.965">
            <text:p>563.965</text:p>
          </table:table-cell>
          <table:table-cell table:formula="of:=([.$B$15]/[.$B20])*[.$B$16]" office:value-type="float" office:value="3.54631936379031">
            <text:p>3.5463193638</text:p>
          </table:table-cell>
          <table:table-cell table:formula="of:=10 - MIN([.C20]; 10)" office:value-type="float" office:value="6.45368063620969">
            <text:p>6.4536806362</text:p>
          </table:table-cell>
          <table:table-cell table:formula="of:=20 - (MAX(10;[.C20]))" office:value-type="float" office:value="10">
            <text:p>10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1828.695">
            <text:p>1828.695</text:p>
          </table:table-cell>
          <table:table-cell table:formula="of:=([.$B$15]/[.$B21])*[.$B$16]" office:value-type="float" office:value="1.09367609142038">
            <text:p>1.0936760914</text:p>
          </table:table-cell>
          <table:table-cell table:formula="of:=10 - MIN([.C21]; 10)" office:value-type="float" office:value="8.90632390857962">
            <text:p>8.9063239086</text:p>
          </table:table-cell>
          <table:table-cell table:formula="of:=20 - (MAX(10;[.C21]))" office:value-type="float" office:value="10">
            <text:p>10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525.595">
            <text:p>525.595</text:p>
          </table:table-cell>
          <table:table-cell table:formula="of:=([.$B$15]/[.$B22])*[.$B$16]" office:value-type="float" office:value="3.80521123678878">
            <text:p>3.8052112368</text:p>
          </table:table-cell>
          <table:table-cell table:formula="of:=10 - MIN([.C22]; 10)" office:value-type="float" office:value="6.19478876321122">
            <text:p>6.1947887632</text:p>
          </table:table-cell>
          <table:table-cell table:formula="of:=20 - (MAX(10;[.C22]))" office:value-type="float" office:value="10">
            <text:p>10</text:p>
          </table:table-cell>
        </table:table-row>
        <table:table-row table:style-name="ro2">
          <table:table-cell office:value-type="string">
            <text:p>A6</text:p>
          </table:table-cell>
          <table:table-cell office:value-type="float" office:value="149.905">
            <text:p>149.905</text:p>
          </table:table-cell>
          <table:table-cell table:formula="of:=([.$B$15]/[.$B23])*[.$B$16]" office:value-type="float" office:value="13.3417831293152">
            <text:p>13.3417831293</text:p>
          </table:table-cell>
          <table:table-cell table:formula="of:=10 - MIN([.C23]; 10)" office:value-type="float" office:value="0">
            <text:p>0</text:p>
          </table:table-cell>
          <table:table-cell table:formula="of:=20 - (MAX(10;[.C23]))" office:value-type="float" office:value="6.65821687068477">
            <text:p>6.6582168707</text:p>
          </table:table-cell>
        </table:table-row>
        <table:table-row table:style-name="ro2">
          <table:table-cell office:value-type="string">
            <text:p>A7</text:p>
          </table:table-cell>
          <table:table-cell office:value-type="float" office:value="3066.085">
            <text:p>3066.085</text:p>
          </table:table-cell>
          <table:table-cell table:formula="of:=([.$B$15]/[.$B24])*[.$B$16]" office:value-type="float" office:value="0.652297636888736">
            <text:p>0.6522976369</text:p>
          </table:table-cell>
          <table:table-cell table:formula="of:=10 - MIN([.C24]; 10)" office:value-type="float" office:value="9.34770236311126">
            <text:p>9.3477023631</text:p>
          </table:table-cell>
          <table:table-cell table:formula="of:=20 - (MAX(10;[.C24]))" office:value-type="float" office:value="10">
            <text:p>10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float" office:value="3337.56">
            <text:p>3337.56</text:p>
          </table:table-cell>
          <table:table-cell table:formula="of:=([.$B$15]/[.$B25])*[.$B$16]" office:value-type="float" office:value="0.599240163472716">
            <text:p>0.5992401635</text:p>
          </table:table-cell>
          <table:table-cell table:formula="of:=10 - MIN([.C25]; 10)" office:value-type="float" office:value="9.40075983652728">
            <text:p>9.4007598365</text:p>
          </table:table-cell>
          <table:table-cell table:formula="of:=20 - (MAX(10;[.C25]))" office:value-type="float" office:value="10">
            <text:p>10</text:p>
          </table:table-cell>
        </table:table-row>
        <table:table-row table:style-name="ro2">
          <table:table-cell office:value-type="string">
            <text:p>B4</text:p>
          </table:table-cell>
          <table:table-cell office:value-type="float" office:value="2470.085">
            <text:p>2470.085</text:p>
          </table:table-cell>
          <table:table-cell table:formula="of:=([.$B$15]/[.$B26])*[.$B$16]" office:value-type="float" office:value="0.809688735407891">
            <text:p>0.8096887354</text:p>
          </table:table-cell>
          <table:table-cell table:formula="of:=10 - MIN([.C26]; 10)" office:value-type="float" office:value="9.19031126459211">
            <text:p>9.1903112646</text:p>
          </table:table-cell>
          <table:table-cell table:formula="of:=20 - (MAX(10;[.C26]))" office:value-type="float" office:value="10">
            <text:p>10</text:p>
          </table:table-cell>
        </table:table-row>
        <table:table-row table:style-name="ro2">
          <table:table-cell office:value-type="string">
            <text:p>B5</text:p>
          </table:table-cell>
          <table:table-cell office:value-type="float" office:value="307.145">
            <text:p>307.145</text:p>
          </table:table-cell>
          <table:table-cell table:formula="of:=([.$B$15]/[.$B27])*[.$B$16]" office:value-type="float" office:value="6.51158247733155">
            <text:p>6.5115824773</text:p>
          </table:table-cell>
          <table:table-cell table:formula="of:=10 - MIN([.C27]; 10)" office:value-type="float" office:value="3.48841752266845">
            <text:p>3.4884175227</text:p>
          </table:table-cell>
          <table:table-cell table:formula="of:=20 - (MAX(10;[.C27]))" office:value-type="float" office:value="10">
            <text:p>10</text:p>
          </table:table-cell>
        </table:table-row>
        <table:table-row table:style-name="ro2">
          <table:table-cell office:value-type="string">
            <text:p>B7</text:p>
          </table:table-cell>
          <table:table-cell office:value-type="float" office:value="152.83">
            <text:p>152.83</text:p>
          </table:table-cell>
          <table:table-cell table:formula="of:=([.$B$15]/[.$B28])*[.$B$16]" office:value-type="float" office:value="13.0864359091801">
            <text:p>13.0864359092</text:p>
          </table:table-cell>
          <table:table-cell table:formula="of:=10 - MIN([.C28]; 10)" office:value-type="float" office:value="0">
            <text:p>0</text:p>
          </table:table-cell>
          <table:table-cell table:formula="of:=20 - (MAX(10;[.C28]))" office:value-type="float" office:value="6.91356409081986">
            <text:p>6.9135640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6:22:46.07</meta:creation-date>
    <dc:date>2013-01-21T16:37:30.68</dc:date>
    <meta:editing-duration>PT49S</meta:editing-duration>
    <meta:editing-cycles>2</meta:editing-cycles>
    <meta:generator>LibreOffice/3.6$Windows_x86 LibreOffice_project/2ef5aff-a6fb0ff-166bdff-cf087ad-0f1389</meta:generator>
    <meta:document-statistic meta:table-count="2" meta:cell-count="347" meta:object-count="0"/>
  </office:meta>
</office:document-meta>
</file>